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6bcd9a" officeooo:paragraph-rsid="006bcd9a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6bcd9a" officeooo:paragraph-rsid="006bcd9a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normal" officeooo:rsid="006bcd9a" officeooo:paragraph-rsid="006bcd9a" style:font-size-asian="12pt" style:font-style-asian="normal" style:font-weight-asian="normal" style:font-size-complex="12pt" style:font-style-complex="normal" style:font-weight-complex="normal"/>
    </style:style>
    <style:style style:name="P4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6bcd9a" officeooo:paragraph-rsid="005c1f01" style:font-size-asian="12pt" style:font-weight-asian="normal" style:font-size-complex="12pt" style:font-weight-complex="normal"/>
    </style:style>
    <style:style style:name="P5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6bcd9a" officeooo:paragraph-rsid="006bcd9a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19eb27" officeooo:paragraph-rsid="001c0208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officeooo:paragraph-rsid="001c0208"/>
    </style:style>
    <style:style style:name="T1" style:family="text">
      <style:text-properties style:text-line-through-style="none" style:text-line-through-type="none" style:font-name="DejaVu Sans Condensed" fo:font-size="12pt" fo:font-weight="bold" officeooo:rsid="0030263c" style:font-size-asian="12pt" style:font-weight-asian="bold" style:font-size-complex="12pt" style:font-weight-complex="bold"/>
    </style:style>
    <style:style style:name="T2" style:family="text">
      <style:text-properties style:text-line-through-style="none" style:text-line-through-type="none" style:font-name="DejaVu Sans Condensed" fo:font-size="12pt" fo:font-weight="bold" officeooo:rsid="0038be2a" style:font-size-asian="12pt" style:font-weight-asian="bold" style:font-size-complex="12pt" style:font-weight-complex="bold"/>
    </style:style>
    <style:style style:name="T3" style:family="text">
      <style:text-properties style:text-line-through-style="none" style:text-line-through-type="none" style:font-name="DejaVu Sans Condensed" fo:font-size="12pt" fo:font-weight="bold" officeooo:rsid="00716b65" style:font-size-asian="12pt" style:font-weight-asian="bold" style:font-size-complex="12pt" style:font-weight-complex="bold"/>
    </style:style>
    <style:style style:name="T4" style:family="text">
      <style:text-properties style:text-line-through-style="none" style:text-line-through-type="none" style:font-name="DejaVu Sans Condensed" fo:font-size="12pt" fo:font-weight="bold" officeooo:rsid="00735b52" style:font-size-asian="12pt" style:font-weight-asian="bold" style:font-size-complex="12pt" style:font-weight-complex="bold"/>
    </style:style>
    <style:style style:name="T5" style:family="text">
      <style:text-properties officeooo:rsid="0019eb27"/>
    </style:style>
    <style:style style:name="T6" style:family="text">
      <style:text-properties officeooo:rsid="006c9e20"/>
    </style:style>
    <style:style style:name="T7" style:family="text">
      <style:text-properties officeooo:rsid="006de588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6e7c59" style:font-weight-asian="bold" style:font-weight-complex="bold"/>
    </style:style>
    <style:style style:name="T10" style:family="text">
      <style:text-properties fo:font-weight="bold" officeooo:rsid="006de588" style:font-weight-asian="bold" style:font-weight-complex="bold"/>
    </style:style>
    <style:style style:name="T11" style:family="text">
      <style:text-properties fo:font-weight="bold" officeooo:rsid="006fa10d" style:font-weight-asian="bold" style:font-weight-complex="bold"/>
    </style:style>
    <style:style style:name="T12" style:family="text">
      <style:text-properties officeooo:rsid="006e7c59"/>
    </style:style>
    <style:style style:name="T13" style:family="text">
      <style:text-properties officeooo:rsid="006fa10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 fo:text-align="center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T3">2</text:span><text:span text:style-name="T4">0</text:span><text:span text:style-name="T3">1</text:span><text:span text:style-name="T1"> - </text:span><text:span text:style-name="T2">Cold Start</text:span></text:p>
      <text:p text:style-name="P6"/>
      <text:p text:style-name="P1"><text:span text:style-name="T5">C</text:span>old Start</text:p>
      <text:list xml:id="list2583515964" text:style-name="L1">
        <text:list-item>
          <text:p text:style-name="P4"><text:span text:style-name="T8">Ground crew</text:span> ... <text:span text:style-name="T8">External electric power ON</text:span> (backslash, F8, F2, F1)</text:p>
        </text:list-item>
        <text:list-item>
          <text:p text:style-name="P5"><text:span text:style-name="T8">Flight Control switch</text:span> ... <text:span text:style-name="T8">ALTERNATE ON</text:span> (left) (behind throttle)</text:p>
        </text:list-item>
        <text:list-item>
          <text:p text:style-name="P5"><text:span text:style-name="T8">Throttle</text:span> ... <text:span text:style-name="T9">Full back</text:span></text:p>
        </text:list-item>
        <text:list-item>
          <text:p text:style-name="P5"><text:span text:style-name="T8">Engine Master Switch</text:span> ... <text:span text:style-name="T8">ON</text:span> (right console forward)</text:p>
        </text:list-item>
        <text:list-item>
          <text:p text:style-name="P5"><text:span text:style-name="T8">Battery Switch</text:span> ... <text:span text:style-name="T8">Starter</text:span> (down) for <text:span text:style-name="T8">2-3 seconds</text:span>, then <text:span text:style-name="T8">Battery</text:span> (up) (right console forward)</text:p>
        </text:list-item>
        <text:list-item>
          <text:p text:style-name="P5">When engine RPM is <text:span text:style-name="T7">over </text:span><text:span text:style-name="T8">3%</text:span> (small inner dial), <text:span text:style-name="T8">Throttle</text:span> ... <text:span text:style-name="T8">OUTBOARD</text:span> (<text:span text:style-name="T8">Bottom Thumb Button</text:span>)</text:p>
        </text:list-item>
        <text:list-item>
          <text:p text:style-name="P5">When engine RPM is <text:span text:style-name="T7">over </text:span><text:span text:style-name="T8">6%</text:span> (small inner dial), <text:span text:style-name="T8">Throttle</text:span> ... <text:span text:style-name="T8">IDLE</text:span> (<text:span text:style-name="T8">Bottom Thumb Button </text:span><text:span text:style-name="T10">again</text:span>)</text:p>
        </text:list-item>
        <text:list-item>
          <text:p text:style-name="P5">When engine RPM is <text:span text:style-name="T7">over </text:span><text:span text:style-name="T8">25%</text:span>, <text:span text:style-name="T8">Flight Control switch</text:span> ... <text:span text:style-name="T8">RESET</text:span> for 2-3 seconds, then <text:span text:style-name="T8">NORMAL</text:span> <text:span text:style-name="T12">(behind throttle)</text:span></text:p>
        </text:list-item>
        <text:list-item>
          <text:p text:style-name="P5"><text:span text:style-name="T8">Hydraulic System Indicator Selector switch</text:span> ... <text:span text:style-name="T8">NORMAL</text:span> (middle, <text:span text:style-name="T13">default</text:span>) <text:span text:style-name="T7">(top row of instrument panel, left of center)</text:span></text:p>
        </text:list-item>
        <text:list-item>
          <text:p text:style-name="P5"><text:span text:style-name="T8">Airbrakes</text:span> ... <text:span text:style-name="T8">retract</text:span></text:p>
        </text:list-item>
        <text:list-item>
          <text:p text:style-name="P5"><text:span text:style-name="T8">Oxygen </text:span><text:span text:style-name="T10">Regulator Supply Valve</text:span> ... <text:span text:style-name="T8">ON</text:span> <text:span text:style-name="T7">(small green knob, left wall low, by left knee)</text:span></text:p>
        </text:list-item>
        <text:list-item>
          <text:p text:style-name="P5"><text:span text:style-name="T8">Ground crew</text:span> ... <text:span text:style-name="T8">External electric power OFF</text:span> (backslash, F8, F2, F2)</text:p>
        </text:list-item>
        <text:list-item>
          <text:p text:style-name="P5"><text:span text:style-name="T8">Canopy</text:span> ... <text:span text:style-name="T8">Close </text:span><text:span text:style-name="T11">(T7 down)</text:span></text:p>
        </text:list-item>
      </text:list>
      <text:p text:style-name="P2"/>
      <text:p text:style-name="P3">Follow remaining steps in pre-f<text:span text:style-name="T6">l</text:span>ight checklist on following page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12T09:32:40.211000000</meta:creation-date>
    <dc:date>2022-02-01T14:49:25.399000000</dc:date>
    <meta:editing-duration>PT14H41M27S</meta:editing-duration>
    <meta:editing-cycles>90</meta:editing-cycles>
    <meta:generator>LibreOffice/7.0.3.1$Windows_X86_64 LibreOffice_project/d7547858d014d4cf69878db179d326fc3483e082</meta:generator>
    <meta:document-statistic meta:table-count="0" meta:image-count="0" meta:object-count="0" meta:page-count="1" meta:paragraph-count="16" meta:word-count="174" meta:character-count="1019" meta:non-whitespace-character-count="874"/>
  </office:meta>
</office:document-meta>
</file>